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5116" officeooo:paragraph-rsid="00015116"/>
    </style:style>
    <style:style style:name="P2" style:family="paragraph" style:parent-style-name="Standard">
      <style:text-properties officeooo:rsid="0001635f" officeooo:paragraph-rsid="00015116"/>
    </style:style>
    <style:style style:name="P3" style:family="paragraph" style:parent-style-name="Standard">
      <style:text-properties officeooo:rsid="0001635f" officeooo:paragraph-rsid="0001635f"/>
    </style:style>
    <style:style style:name="P4" style:family="paragraph" style:parent-style-name="Standard">
      <style:text-properties officeooo:rsid="00023621" officeooo:paragraph-rsid="00023621"/>
    </style:style>
    <style:style style:name="P5" style:family="paragraph" style:parent-style-name="Standard">
      <style:text-properties officeooo:paragraph-rsid="00023621"/>
    </style:style>
    <style:style style:name="P6" style:family="paragraph" style:parent-style-name="Standard">
      <style:text-properties officeooo:rsid="000406f9" officeooo:paragraph-rsid="000406f9"/>
    </style:style>
    <style:style style:name="P7" style:family="paragraph" style:parent-style-name="Standard">
      <style:text-properties officeooo:paragraph-rsid="000406f9"/>
    </style:style>
    <style:style style:name="P8" style:family="paragraph" style:parent-style-name="Standard">
      <style:text-properties officeooo:paragraph-rsid="0005148c"/>
    </style:style>
    <style:style style:name="P9" style:family="paragraph" style:parent-style-name="Standard">
      <style:text-properties fo:language="en" fo:country="US" officeooo:paragraph-rsid="0005148c"/>
    </style:style>
    <style:style style:name="P10" style:family="paragraph" style:parent-style-name="Standard">
      <style:text-properties fo:language="en" fo:country="US" officeooo:paragraph-rsid="000406f9"/>
    </style:style>
    <style:style style:name="T1" style:family="text">
      <style:text-properties officeooo:rsid="000406f9"/>
    </style:style>
    <style:style style:name="T2" style:family="text">
      <style:text-properties officeooo:rsid="000514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
      <text:p text:style-name="P1">O título já apresenta a tese do texto: que o ChatGPT e a IA não destruirão a educação como conhecemos, e sim mudá-la.</text:p>
      <text:p text:style-name="P1"/>
      <text:p text:style-name="P1">2)</text:p>
      <text:p text:style-name="P1"/>
      <text:p text:style-name="P1">Ele argumenta que o ChatGPT tem muito mais potencial de ajudar o aprendizado de alunos e estudantes do que ajudá-los a colar.</text:p>
      <text:p text:style-name="P1"/>
      <text:p text:style-name="P1">3)</text:p>
      <text:p text:style-name="P1"/>
      <text:p text:style-name="P1">O argumento é principalmente sustentado por relatos de professores sobre as suas experiências opiniões dos mesmos, utilizando tais relatos como exemplos de usos e assim fortificando o seu ponto.</text:p>
      <text:p text:style-name="P1"/>
      <text:p text:style-name="P1">4)</text:p>
      <text:p text:style-name="P1"/>
      <text:p text:style-name="P1">Não, pois até agora nunca tinha lido nada sobre o assunto.</text:p>
      <text:p text:style-name="P1"/>
      <text:p text:style-name="P1">5)</text:p>
      <text:p text:style-name="P1"/>
      <text:p text:style-name="P1">Todo o tom da escrita e sua forma dá a sensação que o autor se posiciona como uma “3º via” no assunto, não sendo totalmente contra mas também não achando que ela é uma panaceia para os problemas da educação.</text:p>
      <text:p text:style-name="P1"/>
      <text:p text:style-name="P1">6)</text:p>
      <text:p text:style-name="P1"/>
      <text:p text:style-name="P1">Apesar da aproximação neutra perante o assunto, é notável que o autor está mais para o lado do chat do que das instituições.</text:p>
      <text:p text:style-name="P1"/>
      <text:p text:style-name="P1">7)</text:p>
      <text:p text:style-name="P1"/>
      <text:p text:style-name="P2">“Change” e “Destroy”.</text:p>
      <text:p text:style-name="P2"/>
      <text:p text:style-name="P3">8)</text:p>
      <text:p text:style-name="P3"/>
      <text:p text:style-name="P3">Sim, é apresentado que o ChatGPT irá sim facilitar a cola em trabalhos, mas descarta a preocupação pois não é como se colar fosse algo novo.</text:p>
      <text:p text:style-name="P3"/>
      <text:p text:style-name="P3"/>
      <text:p text:style-name="P3"/>
      <text:p text:style-name="P4">a)</text:p>
      <text:p text:style-name="P4"/>
      <text:p text:style-name="P4">O texto tem como objetivo discutir o impacto do ChatGPT no ensino e na educação após 5 meses do lançamento do aplicativo web. <text:span text:style-name="T2">Ele começa mostrando as reações das escolas como instituições, ordenando banimentos para o uso da ferramenta e desaconselhando o uso da mesma. Partindo logo após para entrevistas formais com professores universitários, e expondo as suas opiniões e que métodos eles utilizaram para lidar com tal tecnologia</text:span>, <text:span text:style-name="T2">alguns e</text:span>xemplos <text:span text:style-name="T2">sendo</text:span>:</text:p>
      <text:p text:style-name="P5"/>
      <text:p text:style-name="P9">““Teachers are asking students to use ChatGPT to generate text on a topic and then getting them to point out the flaws. In one example that a colleague of Stansbury’s shared at her workshop, students <text:soft-page-break/>used the bot to generate an essay about the history of the printing press. When its US-centric response included no information about the origins of print in Europe or China, the teacher used that as the starting point for a conversation about bias. “It’s a great way to focus on media literacy,” says Stansbury.””</text:p>
      <text:p text:style-name="P8"><text:s/></text:p>
      <text:p text:style-name="P9">“““Breaking down the assignment in this way also helps students focus on specific skills without getting sidetracked. Donahoe found, for example, that using ChatGPT to generate a first draft helped some students stop worrying about the blank page and instead focus on the critical phase of the assignment. “It can help you move beyond particular pain points when those pain points aren’t necessarily part of the learning goals of the assignment,” she says.”” </text:p>
      <text:p text:style-name="P4"/>
      <text:p text:style-name="P6"><text:span text:style-name="T2">Assim, é possível entender o ponto do autor com clareza</text:span>: de que o ChatGPT não irá destruir a educação, e sim revolucionar ela. <text:span text:style-name="T2">Não só isso</text:span>, <text:span text:style-name="T2">como o autor faz questão de atacar um dos pontos mais chamativos sobre chatbots, de que é </text:span>sobre como a IA poderá ajudar aqueles que trapaceiam nos trabalhos, <text:span text:style-name="T2">no qual o próprio autor admite que sim,</text:span> irá ajudar em alguns tipos de trabalhos:</text:p>
      <text:p text:style-name="P6"/>
      <text:p text:style-name="P10"><text:span text:style-name="T1">““</text:span>Some types of assignments will be harder hit than others, too. ChatGPT is really good at summarizing information. When that is the goal of an assignment, cheating is a legitimate concern, says Donahoe: “It would be virtually indistinguishable from an A answer in that context. It is something we should take seriously.””</text:p>
      <text:p text:style-name="P7"/>
      <text:p text:style-name="P6">Porém ele rebate, dizendo que educação como um todo tem que fugir de tais tipos de trabalhos, e que o chatbot pode ser o empurrão que o mundo da educação sempre precisou para se adaptar ao novo mundo tecnológico.</text:p>
      <text:p text:style-name="P6"/>
      <text:p text:style-name="P10"><text:span text:style-name="T1">““</text:span>Many educators think that schools are stuck in a groove, says Crompton, who was a K–12 teacher for 16 years before becoming a researcher. In a system with too much focus on grading and not enough on learning, ChatGPT is forcing a debate that is overdue. “We’ve long wanted to transform education,” she says. “We’ve been talking about it for years.””</text:p>
      <text:p text:style-name="P10"/>
      <text:p text:style-name="P6">O ponto de vista <text:span text:style-name="T2">que o nosso grupo tem é coincidentemente o mesmo do autor do texto, de que o chatGPT poderá mudar como nos aproximamos do conhecimento ensinado nas escolas, tornando mais interativo e com abordagens mais únicas dependendo dos indivíduos que compõem cada turma, se afastando de um modelo que replica o formato de uma fábric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0:25:53.952000000</meta:creation-date>
    <dc:date>2023-05-15T10:37:51.572000000</dc:date>
    <meta:editing-duration>PT2H11M1S</meta:editing-duration>
    <meta:editing-cycles>5</meta:editing-cycles>
    <meta:generator>LibreOffice/7.4.3.2$Windows_X86_64 LibreOffice_project/1048a8393ae2eeec98dff31b5c133c5f1d08b890</meta:generator>
    <meta:document-statistic meta:table-count="0" meta:image-count="0" meta:object-count="0" meta:page-count="2" meta:paragraph-count="26" meta:word-count="700" meta:character-count="4037" meta:non-whitespace-character-count="3361"/>
  </office:meta>
</office:document-meta>
</file>